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8ac53b">
      <style:table-cell-properties fo:border-top="0.18mm solid #000000"/>
    </style:style>
    <style:style style:family="table-cell" style:name="a625dbe">
      <style:table-cell-properties fo:border-top="0.18mm solid #000000"/>
    </style:style>
    <style:style style:family="table-row" style:name="adda2e0">
      <style:table-row-properties style:row-height="0.0mm"/>
    </style:style>
    <style:style style:family="table-cell" style:name="a8515e2">
      <style:table-cell-properties fo:border-bottom="0.18mm solid #000000"/>
    </style:style>
    <style:style style:family="table-cell" style:name="a0cc111">
      <style:table-cell-properties fo:border-bottom="0.18mm solid #000000"/>
    </style:style>
    <style:style style:family="table-column" style:name="aa73578">
      <style:table-column-properties style:rel-column-width="7679*"/>
    </style:style>
    <style:style style:family="table-column" style:name="adb2c21">
      <style:table-column-properties style:rel-column-width="640*"/>
    </style:style>
    <style:style style:family="table-column" style:name="a661ef6">
      <style:table-column-properties style:rel-column-width="7679*"/>
    </style:style>
    <style:style style:family="table" style:name="af0796a">
      <style:table-properties style:rel-width="100%"/>
    </style:style>
    <style:style style:family="paragraph" style:name="add3d32">
      <style:paragraph-properties fo:margin-top="12.7mm"/>
    </style:style>
    <style:style style:family="table-row" style:name="a275d75">
      <style:table-row-properties style:row-height="7.93mm"/>
    </style:style>
    <style:style style:family="table-row" style:name="a68da97">
      <style:table-row-properties style:row-height="7.93mm"/>
    </style:style>
    <style:style style:family="table-column" style:name="ab41e17">
      <style:table-column-properties style:rel-column-width="14418*"/>
    </style:style>
    <style:style style:family="table-column" style:name="aa58c39">
      <style:table-column-properties style:rel-column-width="1582*"/>
    </style:style>
    <style:style style:family="table" style:name="ad0e754" style:parent-style-name="FieldTripLetterTable">
      <style:table-properties style:rel-width="100%"/>
    </style:style>
    <style:style style:family="text" style:name="aaeb4ae">
      <style:text-properties/>
    </style:style>
    <style:style style:family="paragraph" style:list-style-name="L30031" style:name="a916a70" style:parent-style-name="ListParagraph">
      <style:paragraph-properties/>
    </style:style>
    <style:style style:family="paragraph" style:list-style-name="L30031" style:name="a690e57" style:parent-style-name="ListParagraph">
      <style:paragraph-properties/>
    </style:style>
    <style:style style:family="paragraph" style:list-style-name="L30031" style:name="a5846c9" style:parent-style-name="ListParagraph">
      <style:paragraph-properties/>
    </style:style>
    <style:style style:family="paragraph" style:list-style-name="L30031" style:name="a2d3936" style:parent-style-name="ListParagraph">
      <style:paragraph-properties/>
    </style:style>
    <style:style style:family="paragraph" style:list-style-name="L30031" style:name="a4f352c" style:parent-style-name="ListParagraph">
      <style:paragraph-properties/>
    </style:style>
    <style:style style:family="paragraph" style:list-style-name="L30031" style:name="aaf9821" style:parent-style-name="ListParagraph">
      <style:paragraph-properties/>
    </style:style>
    <style:style style:family="paragraph" style:list-style-name="L30031" style:name="a6e5e2e" style:parent-style-name="ListParagraph">
      <style:paragraph-properties/>
    </style:style>
    <style:style style:family="paragraph" style:list-style-name="L30031" style:name="a7fdcb8" style:parent-style-name="ListParagraph">
      <style:paragraph-properties/>
    </style:style>
    <style:style style:family="paragraph" style:list-style-name="L30031" style:name="ae8c86e" style:parent-style-name="ListParagraph">
      <style:paragraph-properties/>
    </style:style>
    <style:style style:family="paragraph" style:list-style-name="L30031" style:name="a8f2f27" style:parent-style-name="ListParagraph">
      <style:paragraph-properties/>
    </style:style>
    <style:style style:family="paragraph" style:list-style-name="L30031" style:name="a1d9bcf" style:parent-style-name="ListParagraph">
      <style:paragraph-properties/>
    </style:style>
    <style:style style:family="table-cell" style:name="a2f9a4e">
      <style:table-cell-properties fo:border-top="0.18mm solid #000000"/>
    </style:style>
    <style:style style:family="table-cell" style:name="ae7c9c8">
      <style:table-cell-properties fo:border-top="0.18mm solid #000000"/>
    </style:style>
    <style:style style:family="table-row" style:name="af0f2f4">
      <style:table-row-properties style:row-height="0.0mm"/>
    </style:style>
    <style:style style:family="table-cell" style:name="ac8e8a6">
      <style:table-cell-properties fo:border-bottom="0.18mm solid #000000"/>
    </style:style>
    <style:style style:family="table-cell" style:name="af0e334">
      <style:table-cell-properties fo:border-bottom="0.18mm solid #000000"/>
    </style:style>
    <style:style style:family="table-column" style:name="a0248e5">
      <style:table-column-properties style:rel-column-width="7679*"/>
    </style:style>
    <style:style style:family="table-column" style:name="a508a3c">
      <style:table-column-properties style:rel-column-width="640*"/>
    </style:style>
    <style:style style:family="table-column" style:name="a607123">
      <style:table-column-properties style:rel-column-width="7679*"/>
    </style:style>
    <style:style style:family="table" style:name="a8cf41b">
      <style:table-properties style:width="16.0cm" table:align="left"/>
    </style:style>
    <style:style style:family="paragraph" style:name="ab27e47">
      <style:paragraph-properties fo:margin-top="12.7mm"/>
    </style:style>
    <style:style style:family="table-row" style:name="ae7cc58">
      <style:table-row-properties style:row-height="7.93mm"/>
    </style:style>
    <style:style style:family="table-row" style:name="af5a2cc">
      <style:table-row-properties style:row-height="7.93mm"/>
    </style:style>
    <style:style style:family="table-column" style:name="a66594b">
      <style:table-column-properties style:rel-column-width="14418*"/>
    </style:style>
    <style:style style:family="table-column" style:name="aa66961">
      <style:table-column-properties style:rel-column-width="1582*"/>
    </style:style>
    <style:style style:family="table" style:name="afd45a7" style:parent-style-name="FieldTripLetterTable">
      <style:table-properties style:rel-width="100%"/>
    </style:style>
    <style:style style:family="table-row" style:name="a5ab43d">
      <style:table-row-properties style:row-height="25.4mm"/>
    </style:style>
    <style:style style:family="table-column" style:name="aa340a6">
      <style:table-column-properties style:rel-column-width="16000*"/>
    </style:style>
    <style:style style:family="table" style:name="a59f3ee" style:parent-style-name="FieldTripLetterTable">
      <style:table-properties style:rel-width="100%"/>
    </style:style>
    <style:style style:family="paragraph" style:list-style-name="L1" style:name="a624cae" style:parent-style-name="ListParagraph">
      <style:paragraph-properties/>
    </style:style>
    <style:style style:family="table-cell" style:name="ae1fd6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aef79" style:parent-style-name="ListParagraph">
      <style:paragraph-properties/>
    </style:style>
    <style:style style:family="table-cell" style:name="ad780a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e49e0c" style:parent-style-name="ListParagraph">
      <style:paragraph-properties/>
    </style:style>
    <style:style style:family="table-cell" style:name="ae6a63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6f211">
      <style:table-row-properties style:row-height="93.66mm"/>
    </style:style>
    <style:style style:family="paragraph" style:list-style-name="L1" style:name="a5c0b5b" style:parent-style-name="ListParagraph">
      <style:paragraph-properties/>
    </style:style>
    <style:style style:family="table-cell" style:name="a86b54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5718a" style:parent-style-name="ListParagraph">
      <style:paragraph-properties/>
    </style:style>
    <style:style style:family="table-cell" style:name="ad3db2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54007" style:parent-style-name="ListParagraph">
      <style:paragraph-properties/>
    </style:style>
    <style:style style:family="table-cell" style:name="ab9584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31aa2d">
      <style:table-row-properties style:row-height="93.66mm"/>
    </style:style>
    <style:style style:family="paragraph" style:list-style-name="L1" style:name="ae0a946" style:parent-style-name="ListParagraph">
      <style:paragraph-properties/>
    </style:style>
    <style:style style:family="table-cell" style:name="a212fb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00bfd" style:parent-style-name="ListParagraph">
      <style:paragraph-properties/>
    </style:style>
    <style:style style:family="table-cell" style:name="aef78a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272784" style:parent-style-name="ListParagraph">
      <style:paragraph-properties/>
    </style:style>
    <style:style style:family="table-cell" style:name="a80884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01673b">
      <style:table-row-properties style:row-height="93.66mm"/>
    </style:style>
    <style:style style:family="paragraph" style:list-style-name="L1" style:name="a722711" style:parent-style-name="ListParagraph">
      <style:paragraph-properties/>
    </style:style>
    <style:style style:family="table-cell" style:name="a2ae0b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d75dd" style:parent-style-name="ListParagraph">
      <style:paragraph-properties/>
    </style:style>
    <style:style style:family="table-cell" style:name="ab37b0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a18fd" style:parent-style-name="ListParagraph">
      <style:paragraph-properties/>
    </style:style>
    <style:style style:family="table-cell" style:name="a4779d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82932e">
      <style:table-row-properties style:row-height="93.66mm"/>
    </style:style>
    <style:style style:family="paragraph" style:list-style-name="L1" style:name="a9bc544" style:parent-style-name="ListParagraph">
      <style:paragraph-properties/>
    </style:style>
    <style:style style:family="table-cell" style:name="af37e3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a8ae1" style:parent-style-name="ListParagraph">
      <style:paragraph-properties/>
    </style:style>
    <style:style style:family="table-cell" style:name="aee8f9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96479" style:parent-style-name="ListParagraph">
      <style:paragraph-properties/>
    </style:style>
    <style:style style:family="table-cell" style:name="a14057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c04aa7">
      <style:table-row-properties style:row-height="93.66mm"/>
    </style:style>
    <style:style style:family="paragraph" style:list-style-name="L1" style:name="ada705c" style:parent-style-name="ListParagraph">
      <style:paragraph-properties/>
    </style:style>
    <style:style style:family="table-cell" style:name="aa7822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0b155d" style:parent-style-name="ListParagraph">
      <style:paragraph-properties/>
    </style:style>
    <style:style style:family="table-cell" style:name="a7da54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992de" style:parent-style-name="ListParagraph">
      <style:paragraph-properties/>
    </style:style>
    <style:style style:family="table-cell" style:name="a152a2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755211">
      <style:table-row-properties style:row-height="93.66mm"/>
    </style:style>
    <style:style style:family="paragraph" style:list-style-name="L1" style:name="a4d9200" style:parent-style-name="ListParagraph">
      <style:paragraph-properties/>
    </style:style>
    <style:style style:family="table-cell" style:name="af3d6b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704aa" style:parent-style-name="ListParagraph">
      <style:paragraph-properties/>
    </style:style>
    <style:style style:family="table-cell" style:name="ac974d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abee0" style:parent-style-name="ListParagraph">
      <style:paragraph-properties/>
    </style:style>
    <style:style style:family="table-cell" style:name="a4b94c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06a92e">
      <style:table-row-properties style:row-height="93.66mm"/>
    </style:style>
    <style:style style:family="paragraph" style:list-style-name="L1" style:name="a51bc0f" style:parent-style-name="ListParagraph">
      <style:paragraph-properties/>
    </style:style>
    <style:style style:family="table-cell" style:name="af9e86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aa4988" style:parent-style-name="ListParagraph">
      <style:paragraph-properties/>
    </style:style>
    <style:style style:family="table-cell" style:name="a7a803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a79bd" style:parent-style-name="ListParagraph">
      <style:paragraph-properties/>
    </style:style>
    <style:style style:family="table-cell" style:name="a5c72d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018fc">
      <style:table-row-properties style:row-height="93.66mm"/>
    </style:style>
    <style:style style:family="paragraph" style:list-style-name="L1" style:name="a9069b4" style:parent-style-name="ListParagraph">
      <style:paragraph-properties/>
    </style:style>
    <style:style style:family="table-cell" style:name="abb860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e1b78" style:parent-style-name="ListParagraph">
      <style:paragraph-properties/>
    </style:style>
    <style:style style:family="table-cell" style:name="a5b919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c9e8f" style:parent-style-name="ListParagraph">
      <style:paragraph-properties/>
    </style:style>
    <style:style style:family="table-cell" style:name="a479c3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b3d761">
      <style:table-row-properties style:row-height="93.66mm"/>
    </style:style>
    <style:style style:family="paragraph" style:list-style-name="L1" style:name="ab054d1" style:parent-style-name="ListParagraph">
      <style:paragraph-properties/>
    </style:style>
    <style:style style:family="table-cell" style:name="a8d829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29e82c" style:parent-style-name="ListParagraph">
      <style:paragraph-properties/>
    </style:style>
    <style:style style:family="table-cell" style:name="a6d368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c8a90" style:parent-style-name="ListParagraph">
      <style:paragraph-properties/>
    </style:style>
    <style:style style:family="table-cell" style:name="a4c5da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8f49a3">
      <style:table-row-properties style:row-height="93.66mm"/>
    </style:style>
    <style:style style:family="paragraph" style:list-style-name="L1" style:name="a7ce026" style:parent-style-name="ListParagraph">
      <style:paragraph-properties/>
    </style:style>
    <style:style style:family="table-cell" style:name="a4e466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23125" style:parent-style-name="ListParagraph">
      <style:paragraph-properties/>
    </style:style>
    <style:style style:family="table-cell" style:name="aa6147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7ff58" style:parent-style-name="ListParagraph">
      <style:paragraph-properties/>
    </style:style>
    <style:style style:family="table-cell" style:name="a4343e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2f20fd">
      <style:table-row-properties style:row-height="93.66mm"/>
    </style:style>
    <style:style style:family="paragraph" style:list-style-name="L1" style:name="ac45295" style:parent-style-name="ListParagraph">
      <style:paragraph-properties/>
    </style:style>
    <style:style style:family="table-cell" style:name="aafb53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0ea003" style:parent-style-name="ListParagraph">
      <style:paragraph-properties/>
    </style:style>
    <style:style style:family="table-cell" style:name="a0224b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1cec6" style:parent-style-name="ListParagraph">
      <style:paragraph-properties/>
    </style:style>
    <style:style style:family="table-cell" style:name="ad2e6e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f97648">
      <style:table-row-properties style:row-height="93.66mm"/>
    </style:style>
    <style:style style:family="paragraph" style:list-style-name="L1" style:name="a35f7b4" style:parent-style-name="ListParagraph">
      <style:paragraph-properties/>
    </style:style>
    <style:style style:family="table-cell" style:name="ae86d4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9fd8b" style:parent-style-name="ListParagraph">
      <style:paragraph-properties/>
    </style:style>
    <style:style style:family="table-cell" style:name="a1486f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877e65" style:parent-style-name="ListParagraph">
      <style:paragraph-properties/>
    </style:style>
    <style:style style:family="table-cell" style:name="a6a993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96de9">
      <style:table-row-properties style:row-height="93.66mm"/>
    </style:style>
    <style:style style:family="paragraph" style:list-style-name="L1" style:name="a4a4cb0" style:parent-style-name="ListParagraph">
      <style:paragraph-properties/>
    </style:style>
    <style:style style:family="table-cell" style:name="a7115e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4cbc3" style:parent-style-name="ListParagraph">
      <style:paragraph-properties/>
    </style:style>
    <style:style style:family="table-cell" style:name="a6b1dd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2272c" style:parent-style-name="ListParagraph">
      <style:paragraph-properties/>
    </style:style>
    <style:style style:family="table-cell" style:name="a3584d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c7430">
      <style:table-row-properties style:row-height="93.66mm"/>
    </style:style>
    <style:style style:family="paragraph" style:list-style-name="L1" style:name="a49fdac" style:parent-style-name="ListParagraph">
      <style:paragraph-properties/>
    </style:style>
    <style:style style:family="table-cell" style:name="a7e819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c82a2" style:parent-style-name="ListParagraph">
      <style:paragraph-properties/>
    </style:style>
    <style:style style:family="table-cell" style:name="ac3c5d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e6b2d" style:parent-style-name="ListParagraph">
      <style:paragraph-properties/>
    </style:style>
    <style:style style:family="table-cell" style:name="a611a0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a20bd7">
      <style:table-row-properties style:row-height="93.66mm"/>
    </style:style>
    <style:style style:family="paragraph" style:list-style-name="L1" style:name="ab73297" style:parent-style-name="ListParagraph">
      <style:paragraph-properties/>
    </style:style>
    <style:style style:family="table-cell" style:name="a3534a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9d02e" style:parent-style-name="ListParagraph">
      <style:paragraph-properties/>
    </style:style>
    <style:style style:family="table-cell" style:name="a80f94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e978a" style:parent-style-name="ListParagraph">
      <style:paragraph-properties/>
    </style:style>
    <style:style style:family="table-cell" style:name="a4e519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55a1b5">
      <style:table-row-properties style:row-height="93.66mm"/>
    </style:style>
    <style:style style:family="paragraph" style:list-style-name="L1" style:name="a808ff3" style:parent-style-name="ListParagraph">
      <style:paragraph-properties/>
    </style:style>
    <style:style style:family="table-cell" style:name="af9620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ba732" style:parent-style-name="ListParagraph">
      <style:paragraph-properties/>
    </style:style>
    <style:style style:family="table-cell" style:name="a4cb97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83ff93" style:parent-style-name="ListParagraph">
      <style:paragraph-properties/>
    </style:style>
    <style:style style:family="table-cell" style:name="a52332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db6ede">
      <style:table-row-properties style:row-height="93.66mm"/>
    </style:style>
    <style:style style:family="paragraph" style:list-style-name="null" style:name="a6fb874" style:parent-style-name="ListParagraph">
      <style:paragraph-properties/>
    </style:style>
    <style:style style:family="paragraph" style:list-style-name="null" style:name="a0a0650">
      <style:paragraph-properties/>
    </style:style>
    <style:style style:family="paragraph" style:list-style-name="null" style:name="a63c71e" style:parent-style-name="Standard">
      <style:paragraph-properties/>
    </style:style>
    <style:style style:data-style-name="N0" style:family="table-cell" style:name="aa51440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list-style-name="L1" style:name="a6d9da5" style:parent-style-name="ListParagraph">
      <style:paragraph-properties/>
    </style:style>
    <style:style style:data-style-name="N0" style:family="table-cell" style:name="ad22efe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list-style-name="L1" style:name="aae277d" style:parent-style-name="ListParagraph">
      <style:paragraph-properties/>
    </style:style>
    <style:style style:data-style-name="N0" style:family="table-cell" style:name="a12a149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row" style:name="accf399">
      <style:table-row-properties style:row-height="106.1mm"/>
    </style:style>
    <style:style style:family="table-column" style:name="abc6047">
      <style:table-column-properties style:rel-column-width="56*"/>
    </style:style>
    <style:style style:family="table-column" style:name="a286d5e">
      <style:table-column-properties style:rel-column-width="17*"/>
    </style:style>
    <style:style style:family="table-column" style:name="a9c0e01">
      <style:table-column-properties style:rel-column-width="27*"/>
    </style:style>
    <style:style style:family="table" style:name="afc2906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paragraph" style:list-style-name="null" style:name="a573d9a">
      <style:paragraph-properties/>
    </style:style>
    <style:style style:family="paragraph" style:name="a6636b4">
      <style:paragraph-properties/>
      <style:text-properties/>
    </style:style>
  </office:automatic-styles>
  <office:body>
    <office:text>
      <table:table table:style-name="afc2906">
        <table:table-column table:style-name="a9c0e01"/>
        <table:table-column table:style-name="a286d5e"/>
        <table:table-column table:style-name="abc6047"/>
        <table:table-row table:style-name="accf399">
          <table:table-cell table:style-name="a12a149">
            <text:list text:continue-numbering="true" text:style-name="L1">
              <text:list-item>
                <text:p text:style-name="aae277d"/>
              </text:list-item>
            </text:list>
          </table:table-cell>
          <table:table-cell table:style-name="ad22efe">
            <text:list text:continue-numbering="true" text:style-name="L1">
              <text:list-item>
                <text:p text:style-name="a6d9da5">asAS</text:p>
              </text:list-item>
            </text:list>
          </table:table-cell>
          <table:table-cell table:style-name="aa51440">
            <text:list text:continue-numbering="true" text:style-name="null">
              <text:list-item>
                <text:p text:style-name="a63c71e"/>
              </text:list-item>
            </text:list>
            <text:p text:style-name="a6636b4"><text:span text:style-name="aaeb4ae">Notfallkontakt:</text:span></text:p>
            <table:table table:style-name="ad0e754">
              <table:table-column table:style-name="aa58c39"/>
              <table:table-column table:style-name="ab41e17"/>
              <table:table-row table:style-name="a68da97">
                <table:table-cell>
                  <text:p>Name:</text:p>
                </table:table-cell>
                <table:table-cell>
                  <text:p/>
                </table:table-cell>
              </table:table-row>
              <table:table-row table:style-name="a275d75">
                <table:table-cell>
                  <text:p>Telefon:</text:p>
                </table:table-cell>
                <table:table-cell>
                  <text:p/>
                </table:table-cell>
              </table:table-row>
            </table:table>
            <text:p text:style-name="add3d32">Mein Kind darf im Notfall medizinisch betreut werden.</text:p>
            <table:table table:style-name="af0796a">
              <table:table-column table:style-name="a661ef6"/>
              <table:table-column table:style-name="adb2c21"/>
              <table:table-column table:style-name="aa73578"/>
              <table:table-row>
                <table:table-cell table:style-name="a0cc111">
                  <text:p/>
                </table:table-cell>
                <table:table-cell>
                  <text:p/>
                </table:table-cell>
                <table:table-cell table:style-name="a8515e2">
                  <text:p/>
                </table:table-cell>
              </table:table-row>
              <table:table-row table:style-name="adda2e0">
                <table:table-cell table:style-name="a625dbe">
                  <text:p>Unterschrift der Eltern/eines Erziehungsberechtigten</text:p>
                </table:table-cell>
                <table:table-cell>
                  <text:p/>
                </table:table-cell>
                <table:table-cell table:style-name="a8ac53b">
                  <text:p>Datum</text:p>
                </table:table-cell>
              </table:table-row>
            </table:table>
            <text:list text:continue-numbering="true" text:style-name="null">
              <text:list-item>
                <text:p text:style-name="a573d9a"/>
              </text:list-item>
            </text:list>
            <text:list text:continue-numbering="true" text:style-name="null">
              <text:list-item>
                <text:p text:style-name="a6fb874"/>
              </text:list-item>
            </text:list>
          </table:table-cell>
        </table:table-row>
        <table:table-row table:style-name="adb6ede">
          <table:table-cell table:style-name="a523328">
            <text:list text:continue-numbering="true" text:style-name="L1">
              <text:list-item>
                <text:p text:style-name="a83ff93"/>
              </text:list-item>
            </text:list>
          </table:table-cell>
          <table:table-cell table:style-name="a4cb97d">
            <text:list text:continue-numbering="true" text:style-name="L1">
              <text:list-item>
                <text:p text:style-name="afba732"/>
              </text:list-item>
            </text:list>
          </table:table-cell>
          <table:table-cell table:style-name="af9620f">
            <text:list text:continue-numbering="true" text:style-name="L1">
              <text:list-item>
                <text:p text:style-name="a808ff3"/>
              </text:list-item>
            </text:list>
          </table:table-cell>
        </table:table-row>
        <table:table-row table:style-name="a55a1b5">
          <table:table-cell table:style-name="a4e5194">
            <text:list text:continue-numbering="true" text:style-name="L1">
              <text:list-item>
                <text:p text:style-name="a4e978a"/>
              </text:list-item>
            </text:list>
          </table:table-cell>
          <table:table-cell table:style-name="a80f94c">
            <text:list text:continue-numbering="true" text:style-name="L1">
              <text:list-item>
                <text:p text:style-name="a59d02e"/>
              </text:list-item>
            </text:list>
          </table:table-cell>
          <table:table-cell table:style-name="a3534a7">
            <text:list text:continue-numbering="true" text:style-name="L1">
              <text:list-item>
                <text:p text:style-name="ab73297"/>
              </text:list-item>
            </text:list>
          </table:table-cell>
        </table:table-row>
        <table:table-row table:style-name="aa20bd7">
          <table:table-cell table:style-name="a611a02">
            <text:list text:continue-numbering="true" text:style-name="L1">
              <text:list-item>
                <text:p text:style-name="ade6b2d"/>
              </text:list-item>
            </text:list>
          </table:table-cell>
          <table:table-cell table:style-name="ac3c5d7">
            <text:list text:continue-numbering="true" text:style-name="L1">
              <text:list-item>
                <text:p text:style-name="abc82a2"/>
              </text:list-item>
            </text:list>
          </table:table-cell>
          <table:table-cell table:style-name="a7e8198">
            <text:list text:continue-numbering="true" text:style-name="L1">
              <text:list-item>
                <text:p text:style-name="a49fdac"/>
              </text:list-item>
            </text:list>
          </table:table-cell>
        </table:table-row>
        <table:table-row table:style-name="a6c7430">
          <table:table-cell table:style-name="a3584db">
            <text:list text:continue-numbering="true" text:style-name="L1">
              <text:list-item>
                <text:p text:style-name="a52272c"/>
              </text:list-item>
            </text:list>
          </table:table-cell>
          <table:table-cell table:style-name="a6b1ddc">
            <text:list text:continue-numbering="true" text:style-name="L1">
              <text:list-item>
                <text:p text:style-name="af4cbc3"/>
              </text:list-item>
            </text:list>
          </table:table-cell>
          <table:table-cell table:style-name="a7115ed">
            <text:list text:continue-numbering="true" text:style-name="L1">
              <text:list-item>
                <text:p text:style-name="a4a4cb0"/>
              </text:list-item>
            </text:list>
          </table:table-cell>
        </table:table-row>
        <table:table-row table:style-name="a696de9">
          <table:table-cell table:style-name="a6a9938">
            <text:list text:continue-numbering="true" text:style-name="L1">
              <text:list-item>
                <text:p text:style-name="a877e65"/>
              </text:list-item>
            </text:list>
          </table:table-cell>
          <table:table-cell table:style-name="a1486fc">
            <text:list text:continue-numbering="true" text:style-name="L1">
              <text:list-item>
                <text:p text:style-name="a69fd8b"/>
              </text:list-item>
            </text:list>
          </table:table-cell>
          <table:table-cell table:style-name="ae86d4e">
            <text:list text:continue-numbering="true" text:style-name="L1">
              <text:list-item>
                <text:p text:style-name="a35f7b4"/>
              </text:list-item>
            </text:list>
          </table:table-cell>
        </table:table-row>
        <table:table-row table:style-name="af97648">
          <table:table-cell table:style-name="ad2e6e4">
            <text:list text:continue-numbering="true" text:style-name="L1">
              <text:list-item>
                <text:p text:style-name="a61cec6"/>
              </text:list-item>
            </text:list>
          </table:table-cell>
          <table:table-cell table:style-name="a0224b2">
            <text:list text:continue-numbering="true" text:style-name="L1">
              <text:list-item>
                <text:p text:style-name="a0ea003"/>
              </text:list-item>
            </text:list>
          </table:table-cell>
          <table:table-cell table:style-name="aafb533">
            <text:list text:continue-numbering="true" text:style-name="L1">
              <text:list-item>
                <text:p text:style-name="ac45295"/>
              </text:list-item>
            </text:list>
          </table:table-cell>
        </table:table-row>
        <table:table-row table:style-name="a2f20fd">
          <table:table-cell table:style-name="a4343e6">
            <text:list text:continue-numbering="true" text:style-name="L1">
              <text:list-item>
                <text:p text:style-name="ab7ff58"/>
              </text:list-item>
            </text:list>
          </table:table-cell>
          <table:table-cell table:style-name="aa61471">
            <text:list text:continue-numbering="true" text:style-name="L1">
              <text:list-item>
                <text:p text:style-name="a723125"/>
              </text:list-item>
            </text:list>
          </table:table-cell>
          <table:table-cell table:style-name="a4e466e">
            <text:list text:continue-numbering="true" text:style-name="L1">
              <text:list-item>
                <text:p text:style-name="a7ce026"/>
              </text:list-item>
            </text:list>
          </table:table-cell>
        </table:table-row>
        <table:table-row table:style-name="a8f49a3">
          <table:table-cell table:style-name="a4c5da0">
            <text:list text:continue-numbering="true" text:style-name="L1">
              <text:list-item>
                <text:p text:style-name="a6c8a90"/>
              </text:list-item>
            </text:list>
          </table:table-cell>
          <table:table-cell table:style-name="a6d3684">
            <text:list text:continue-numbering="true" text:style-name="L1">
              <text:list-item>
                <text:p text:style-name="a29e82c"/>
              </text:list-item>
            </text:list>
          </table:table-cell>
          <table:table-cell table:style-name="a8d829a">
            <text:list text:continue-numbering="true" text:style-name="L1">
              <text:list-item>
                <text:p text:style-name="ab054d1"/>
              </text:list-item>
            </text:list>
          </table:table-cell>
        </table:table-row>
        <table:table-row table:style-name="ab3d761">
          <table:table-cell table:style-name="a479c3f">
            <text:list text:continue-numbering="true" text:style-name="L1">
              <text:list-item>
                <text:p text:style-name="acc9e8f"/>
              </text:list-item>
            </text:list>
          </table:table-cell>
          <table:table-cell table:style-name="a5b919e">
            <text:list text:continue-numbering="true" text:style-name="L1">
              <text:list-item>
                <text:p text:style-name="a6e1b78"/>
              </text:list-item>
            </text:list>
          </table:table-cell>
          <table:table-cell table:style-name="abb8607">
            <text:list text:continue-numbering="true" text:style-name="L1">
              <text:list-item>
                <text:p text:style-name="a9069b4"/>
              </text:list-item>
            </text:list>
          </table:table-cell>
        </table:table-row>
        <table:table-row table:style-name="a6018fc">
          <table:table-cell table:style-name="a5c72de">
            <text:list text:continue-numbering="true" text:style-name="L1">
              <text:list-item>
                <text:p text:style-name="a7a79bd"/>
              </text:list-item>
            </text:list>
          </table:table-cell>
          <table:table-cell table:style-name="a7a8032">
            <text:list text:continue-numbering="true" text:style-name="L1">
              <text:list-item>
                <text:p text:style-name="aaa4988"/>
              </text:list-item>
            </text:list>
          </table:table-cell>
          <table:table-cell table:style-name="af9e869">
            <text:list text:continue-numbering="true" text:style-name="L1">
              <text:list-item>
                <text:p text:style-name="a51bc0f"/>
              </text:list-item>
            </text:list>
          </table:table-cell>
        </table:table-row>
        <table:table-row table:style-name="a06a92e">
          <table:table-cell table:style-name="a4b94c5">
            <text:list text:continue-numbering="true" text:style-name="L1">
              <text:list-item>
                <text:p text:style-name="adabee0"/>
              </text:list-item>
            </text:list>
          </table:table-cell>
          <table:table-cell table:style-name="ac974d2">
            <text:list text:continue-numbering="true" text:style-name="L1">
              <text:list-item>
                <text:p text:style-name="a5704aa"/>
              </text:list-item>
            </text:list>
          </table:table-cell>
          <table:table-cell table:style-name="af3d6b9">
            <text:list text:continue-numbering="true" text:style-name="L1">
              <text:list-item>
                <text:p text:style-name="a4d9200"/>
              </text:list-item>
            </text:list>
          </table:table-cell>
        </table:table-row>
        <table:table-row table:style-name="a755211">
          <table:table-cell table:style-name="a152a28">
            <text:list text:continue-numbering="true" text:style-name="L1">
              <text:list-item>
                <text:p text:style-name="a6992de"/>
              </text:list-item>
            </text:list>
          </table:table-cell>
          <table:table-cell table:style-name="a7da549">
            <text:list text:continue-numbering="true" text:style-name="L1">
              <text:list-item>
                <text:p text:style-name="a0b155d"/>
              </text:list-item>
            </text:list>
          </table:table-cell>
          <table:table-cell table:style-name="aa78229">
            <text:list text:continue-numbering="true" text:style-name="L1">
              <text:list-item>
                <text:p text:style-name="ada705c"/>
              </text:list-item>
            </text:list>
          </table:table-cell>
        </table:table-row>
        <table:table-row table:style-name="ac04aa7">
          <table:table-cell table:style-name="a140573">
            <text:list text:continue-numbering="true" text:style-name="L1">
              <text:list-item>
                <text:p text:style-name="ad96479"/>
              </text:list-item>
            </text:list>
          </table:table-cell>
          <table:table-cell table:style-name="aee8f9f">
            <text:list text:continue-numbering="true" text:style-name="L1">
              <text:list-item>
                <text:p text:style-name="a4a8ae1"/>
              </text:list-item>
            </text:list>
          </table:table-cell>
          <table:table-cell table:style-name="af37e38">
            <text:list text:continue-numbering="true" text:style-name="L1">
              <text:list-item>
                <text:p text:style-name="a9bc544"/>
              </text:list-item>
            </text:list>
          </table:table-cell>
        </table:table-row>
        <table:table-row table:style-name="a82932e">
          <table:table-cell table:style-name="a4779dd">
            <text:list text:continue-numbering="true" text:style-name="L1">
              <text:list-item>
                <text:p text:style-name="a4a18fd"/>
              </text:list-item>
            </text:list>
          </table:table-cell>
          <table:table-cell table:style-name="ab37b03">
            <text:list text:continue-numbering="true" text:style-name="L1">
              <text:list-item>
                <text:p text:style-name="acd75dd"/>
              </text:list-item>
            </text:list>
          </table:table-cell>
          <table:table-cell table:style-name="a2ae0b0">
            <text:list text:continue-numbering="true" text:style-name="L1">
              <text:list-item>
                <text:p text:style-name="a722711"/>
              </text:list-item>
            </text:list>
          </table:table-cell>
        </table:table-row>
        <table:table-row table:style-name="a01673b">
          <table:table-cell table:style-name="a80884d">
            <text:list text:continue-numbering="true" text:style-name="L1">
              <text:list-item>
                <text:p text:style-name="a272784"/>
              </text:list-item>
            </text:list>
          </table:table-cell>
          <table:table-cell table:style-name="aef78ad">
            <text:list text:continue-numbering="true" text:style-name="L1">
              <text:list-item>
                <text:p text:style-name="a900bfd"/>
              </text:list-item>
            </text:list>
          </table:table-cell>
          <table:table-cell table:style-name="a212fb5">
            <text:list text:continue-numbering="true" text:style-name="L1">
              <text:list-item>
                <text:p text:style-name="ae0a946"/>
              </text:list-item>
            </text:list>
          </table:table-cell>
        </table:table-row>
        <table:table-row table:style-name="a31aa2d">
          <table:table-cell table:style-name="ab9584d">
            <text:list text:continue-numbering="true" text:style-name="L1">
              <text:list-item>
                <text:p text:style-name="a754007"/>
              </text:list-item>
            </text:list>
          </table:table-cell>
          <table:table-cell table:style-name="ad3db2f">
            <text:list text:continue-numbering="true" text:style-name="L1">
              <text:list-item>
                <text:p text:style-name="af5718a"/>
              </text:list-item>
            </text:list>
          </table:table-cell>
          <table:table-cell table:style-name="a86b544">
            <text:list text:continue-numbering="true" text:style-name="L1">
              <text:list-item>
                <text:p text:style-name="a5c0b5b"/>
              </text:list-item>
            </text:list>
          </table:table-cell>
        </table:table-row>
        <table:table-row table:style-name="a66f211">
          <table:table-cell table:style-name="ae6a63f">
            <text:list text:continue-numbering="true" text:style-name="L1">
              <text:list-item>
                <text:p text:style-name="ae49e0c"/>
              </text:list-item>
            </text:list>
          </table:table-cell>
          <table:table-cell table:style-name="ad780ad">
            <text:list text:continue-numbering="true" text:style-name="L1">
              <text:list-item>
                <text:p text:style-name="a4aef79"/>
              </text:list-item>
            </text:list>
          </table:table-cell>
          <table:table-cell table:style-name="ae1fd6a">
            <text:list text:continue-numbering="true" text:style-name="L1">
              <text:list-item>
                <text:p text:style-name="a624cae"/>
              </text:list-item>
            </text:list>
          </table:table-cell>
        </table:table-row>
      </table:table>
      <text:p text:style-name="Standard"/>
      <table:table table:style-name="a59f3ee">
        <table:table-column table:style-name="aa340a6"/>
        <table:table-row table:style-name="a5ab43d">
          <table:table-cell>
            <text:p/>
          </table:table-cell>
        </table:table-row>
      </table:table>
      <text:p>Notfallkontakt:</text:p>
      <table:table table:style-name="afd45a7">
        <table:table-column table:style-name="aa66961"/>
        <table:table-column table:style-name="a66594b"/>
        <table:table-row table:style-name="af5a2cc">
          <table:table-cell>
            <text:p>Name:</text:p>
          </table:table-cell>
          <table:table-cell>
            <text:p/>
          </table:table-cell>
        </table:table-row>
        <table:table-row table:style-name="ae7cc58">
          <table:table-cell>
            <text:p>Telefon:</text:p>
          </table:table-cell>
          <table:table-cell>
            <text:p/>
          </table:table-cell>
        </table:table-row>
      </table:table>
      <text:p text:style-name="ab27e47">Mein Kind darf im Notfall medizinisch betreut werden.</text:p>
      <table:table table:style-name="a8cf41b">
        <table:table-column table:style-name="a607123"/>
        <table:table-column table:style-name="a508a3c"/>
        <table:table-column table:style-name="a0248e5"/>
        <table:table-row>
          <table:table-cell table:style-name="af0e334">
            <text:p/>
          </table:table-cell>
          <table:table-cell>
            <text:p/>
          </table:table-cell>
          <table:table-cell table:style-name="ac8e8a6">
            <text:p/>
          </table:table-cell>
        </table:table-row>
        <table:table-row table:style-name="af0f2f4">
          <table:table-cell table:style-name="ae7c9c8">
            <text:p>Unterschrift der Eltern/eines Erziehungsberechtigten</text:p>
          </table:table-cell>
          <table:table-cell>
            <text:p/>
          </table:table-cell>
          <table:table-cell table:style-name="a2f9a4e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1d9bcf">a</text:p>
        </text:list-item>
      </text:list>
      <text:list text:continue-numbering="true" text:style-name="L30031">
        <text:list-item>
          <text:p text:style-name="a8f2f27">ahdkahkad</text:p>
        </text:list-item>
      </text:list>
      <text:list text:continue-numbering="true" text:style-name="L30031">
        <text:list-item>
          <text:list>
            <text:list-item>
              <text:p text:style-name="ae8c86e">ajslkjsd</text:p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p text:style-name="a7fdcb8">agsdjasd</text:p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p text:style-name="a6e5e2e">ahzdsaid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af9821">asjdgajs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a4f352c">ahsdskdj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a2d3936">adsgjhad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a5846c9">adsgjhDS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690e57">yxhjcyxc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916a70">YXGCHJYXCGJYXCGYXGJYCXCGJXYCGJXCYJGYXCGJYXCXGJCXYGJYCXGJZYCXGJZCXYGJYCXGJYCGJYCGJYXGJYCXGJYCXGJXCYGJXCYGJXCYGJXCYGJXCYGJCYXJGXCYGXCYJGYCXGJYCXGJYCXGJYCXJ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2</dc:date>
    <meta:editing-cycles>2</meta:editing-cycles>
    <meta:editing-duration>PT0.020S</meta:editing-duration>
  </office:meta>
</office:document-meta>
</file>